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0000001800DC6BE003AE53B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935cm" fo:margin-left="1.062cm" fo:margin-right="1.005cm" table:align="margins" fo:background-color="transparent">
        <style:background-image/>
      </style:table-properties>
    </style:style>
    <style:style style:name="Таблица1.A" style:family="table-column">
      <style:table-column-properties style:column-width="5.609cm" style:rel-column-width="3180*"/>
    </style:style>
    <style:style style:name="Таблица1.B" style:family="table-column">
      <style:table-column-properties style:column-width="6.668cm" style:rel-column-width="3780*"/>
    </style:style>
    <style:style style:name="Таблица1.C" style:family="table-column">
      <style:table-column-properties style:column-width="5.659cm" style:rel-column-width="3208*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2.291cm"/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3" style:family="table-row">
      <style:table-row-properties style:min-row-height="1.82cm"/>
    </style:style>
    <style:style style:name="Таблица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4" style:family="table-row">
      <style:table-row-properties style:min-row-height="2.312cm"/>
    </style:style>
    <style:style style:name="Таблица1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91056" officeooo:paragraph-rsid="001910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draw:frame draw:style-name="fr1" draw:name="Изображение1" text:anchor-type="page" text:anchor-page-number="1" svg:x="1.561cm" svg:y="0.499cm" svg:width="18cm" svg:height="11.98cm" draw:z-index="0">
        <draw:image xlink:href="Pictures/1000020100000240000001800DC6BE003AE53B95.png" xlink:type="simple" xlink:show="embed" xlink:actuate="onLoad" loext:mime-type="image/png"/>
      </draw:fram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">jujuju</text:p>
          </table:table-cell>
          <table:table-cell table:style-name="Таблица1.B1" office:value-type="string">
            <text:p text:style-name="P2">juj</text:p>
          </table:table-cell>
          <table:table-cell table:style-name="Таблица1.C1" office:value-type="string">
            <text:p text:style-name="P1"/>
          </table:table-cell>
        </table:table-row>
        <table:table-row table:style-name="Таблица1.2">
          <table:table-cell table:style-name="Таблица1.A2" office:value-type="string">
            <text:p text:style-name="P1"/>
            <text:p text:style-name="P2">juju</text:p>
          </table:table-cell>
          <table:table-cell table:style-name="Таблица1.B2" office:value-type="string">
            <text:p text:style-name="P1"/>
          </table:table-cell>
          <table:table-cell table:style-name="Таблица1.C2" table:number-rows-spanned="3" office:value-type="string">
            <text:p text:style-name="P1"/>
          </table:table-cell>
        </table:table-row>
        <table:table-row table:style-name="Таблица1.3">
          <table:table-cell table:style-name="Таблица1.A3" table:number-columns-spanned="2" office:value-type="string">
            <text:p text:style-name="P1"/>
          </table:table-cell>
          <table:covered-table-cell/>
          <table:covered-table-cell/>
        </table:table-row>
        <table:table-row table:style-name="Таблица1.4">
          <table:table-cell table:style-name="Таблица1.A4" office:value-type="string">
            <text:p text:style-name="P2">uju</text:p>
          </table:table-cell>
          <table:table-cell table:style-name="Таблица1.B4" office:value-type="string">
            <text:p text:style-name="P2">juj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non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non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cm" fo:margin-left="0.499cm" fo:margin-right="0.499cm" fo:background-color="transparent" style:writing-mode="lr-tb" style:layout-grid-color="#c0c0c0" style:layout-grid-lines="16" style:layout-grid-base-height="0.706cm" style:layout-grid-ruby-height="0.353cm" style:layout-grid-mode="none" style:layout-grid-ruby-below="false" style:layout-grid-print="true" style:layout-grid-display="true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HTML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24:03.606000000</meta:creation-date>
    <dc:date>2018-09-01T12:01:07.022000000</dc:date>
    <meta:editing-duration>PT1H26M50S</meta:editing-duration>
    <meta:editing-cycles>3</meta:editing-cycles>
    <meta:generator>LibreOffice/6.1.0.3$Windows_x86 LibreOffice_project/efb621ed25068d70781dc026f7e9c5187a4decd1</meta:generator>
    <meta:document-statistic meta:table-count="1" meta:image-count="1" meta:object-count="0" meta:page-count="1" meta:paragraph-count="5" meta:word-count="5" meta:character-count="19" meta:non-whitespace-character-count="19"/>
  </office:meta>
</office:document-meta>
</file>